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end" style:justify-single-word="false"/>
      <style:text-properties fo:font-weight="normal" officeooo:rsid="0038ad79" officeooo:paragraph-rsid="0038ad7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 <text:text-input text:description="&lt;formatLang(o.meeting_id.date,date=True)&gt;">&lt;formatLang(o.meeting_id.date,date=True)&gt;</text:text-input></text:p>
      <text:p text:style-name="P14">New date: <text:text-input text:description="&lt;o.local_day&gt;">&lt;o.local_day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8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1:55:21.871705741</dc:date>
    <meta:editing-duration>P1DT2H45M17S</meta:editing-duration>
    <meta:editing-cycles>223</meta:editing-cycles>
    <dc:creator>Laurent FRANCOIS</dc:creator>
    <meta:document-statistic meta:table-count="3" meta:image-count="1" meta:object-count="0" meta:page-count="3" meta:paragraph-count="124" meta:word-count="822" meta:character-count="4120" meta:non-whitespace-character-count="3844"/>
  </office:meta>
</office:document-meta>
</file>